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張萬康   |  2020.11.17 02:48   |   <text:a xlink:type="simple" xlink:href="http://palinfo.habago.org/Entry?Command=Information_PrintForum#FORUM40088"><text:span text:style-name="T1">#</text:span></text:a></text:p>
      <text:p text:style-name="P3">呼應大齊。大齊談到大陸當局對新疆的教育、脫貧、建設種種，最近我看了一系列視頻，十分感動，我11/10曾貼在臉書，今將之分享於巴勒網。 <text:line-break/><text:line-break/>#十集全記錄之傳奇 <text:line-break/>【新聞紀實/CCTV/2011】真誠面對最真實的中國-皮里村蹲點日記 <text:line-break/><text:line-break/>此一2011年視頻中提到的皮里村，指的是新疆喀什、塔什庫爾幹、塔吉克自治縣、馬爾洋鄉、皮里村。這裡住著塔吉克族的族人。該族在中國的人口大約五萬多。 <text:line-break/><text:line-break/>該村通往縣城的道路已經於2014年7月份全線通車。如今，這是他們在沒有道路，必須攀崖涉水上學的一段回憶影片。值得看看。 <text:line-break/><text:line-break/>以下共10集影片，1～8集每集時間從5分鐘到12分鐘之間，最後兩集都是41分鐘。 <text:line-break/><text:line-break/><text:line-break/>#引言花絮 <text:line-break/><text:line-break/>老家在甘肅、漢族的郭書記，負責認真，率塔族探險隊，於海拔超過四千米的帕米爾高原，一行人堅毅挺進，登山涉水，進入最深山、最貧困的皮里村，過程艱險。 <text:line-break/><text:line-break/>女記者也須實戰攀爬，誰都躲不過，還真攤上事兒了。 <text:line-break/><text:line-break/>塔族人必須一邊登山一邊喝酒。 <text:line-break/><text:line-break/>郭書記、女記者登山後隨塔族人一起載歌載舞。 <text:line-break/><text:line-break/>想去塔縣縣城的免費寄宿學校上學但穿著一雙破鞋的塔族姊妹。 <text:line-break/><text:line-break/>郭書記和探險隊護送42個孩子們爬過懸崖，過程浩氣蓋山河，沒噴淚我隨便你。 <text:line-break/><text:line-break/>郭書記帶記者看孩子們的學校伙食。提到孩子們最愛吃抓飯（塔族傳統美食），他用塔族語陳述抓飯。可見他會基本的塔族語。 <text:line-break/><text:line-break/>思緒細膩，神情酷酷的支教（意即支援偏鄉教育）老師王晰昧。附我爬文找到的王老師介紹： <text:line-break/><text:a xlink:type="simple" xlink:href="http://news.cntv.cn/special/special/zghr2011/zghrwxm/index.shtml">王晰昧：帕米爾高原上最美志願者</text:a><text:s/><text:line-break/><text:a xlink:type="simple" xlink:href="http://www.wenming.cn/cslm/news/201111/t20111104_375631.shtml">http://news.cntv.cn/....../zghr2011/zghrwxm/index.shtml</text:a><text:s/><text:line-break/><text:line-break/>以及另一支教老師，暖心溫柔的東北大漢，名字我忘了。還有一個教英文的男老師也是人不錯。 <text:line-break/><text:line-break/>孩子們在學校練習傳統塔族歌舞。實在有才。 <text:line-break/><text:line-break/>孩子們努力學好漢語。神情認真。 <text:line-break/><text:line-break/>女記者何盈的日記文筆不俗，平實平順。 <text:line-break/><text:line-break/>北京某節目決定邀請皮里村42名孩童來北京玩。女主持人栗坤出動。 <text:line-break/><text:line-break/>塔族的年輕醫師阿依甫，靠雙腳越過高原斷崖，去皮里村幫人看病，他也是進村勸學之探險隊成員。長得又帥又有愛。 <text:line-break/><text:line-break/>一塔族少年整理去北京的行李，特地把姊姊的照片放身上，他說因為姊姊幫忙家裡農事，把讀書機會留給他。 <text:line-break/><text:line-break/>北京某醫院幫忙治療每到冬天雙手凍瘡復發的一個小女孩。 <text:line-break/><text:line-break/>孩子們一快樂就唱歌跳舞，在北京的旅遊大巴上男女對唱。 <text:line-break/><text:line-break/>參觀長城，快樂地在長城上跳起傳統的鷹舞，說來就來，不說來也來，天然內化。 <text:line-break/><text:line-break/>孩子去看升旗，與旗兵哥哥一段童言童語的對話。 <text:line-break/><text:line-break/>北京清華大學三個新疆少數民族的學生，和孩子們相見歡，希望他們以後也來這兒念書。 <text:line-break/><text:line-break/>栗坤含淚和孩子們告別。口才不錯。 <text:line-break/><text:line-break/>＃附記 <text:line-break/><text:line-break/>某網友2018/12/23在B站此一專輯底下的留言: <text:line-break/><text:line-break/>我，一個出生在這裡的人，今天無意間在B站刷到這個真的哭死，因為這件事情都是12年的事情了，真的很感謝一直有人記得，這座小縣城全名叫做塔什庫爾幹塔吉克自治縣，哪怕是名字再長，我都會一遍又一遍的給大學身邊的舍友同學介紹 我會一直記得也會讓更多人瞭解我那麼漂亮那麼漂亮的家鄉 <text:line-break/><text:line-break/>#全十集連結 <text:line-break/><text:line-break/>1.雙腳走出的上學路 <text:line-break/><text:a xlink:type="simple" xlink:href="https://www.bilibili.com/video/BV11W411T7sQ?p=1"><text:span text:style-name="T2">https://www.bilibili.com/video/BV11W411T7sQ?p=1</text:span></text:a><text:s/><text:line-break/><text:line-break/>2.上學路上闖懸崖 <text:line-break/><text:a xlink:type="simple" xlink:href="https://www.bilibili.com/video/BV11W411T7sQ?p=2"><text:span text:style-name="T2">https://www.bilibili.com/video/BV11W411T7sQ?p=2</text:span></text:a><text:s/><text:line-break/><text:line-break/>3.爬山涉水進村只為勸學 <text:line-break/><text:a xlink:type="simple" xlink:href="https://www.bilibili.com/video/BV11W411T7sQ?p=3"><text:span text:style-name="T2">https://www.bilibili.com/video/BV11W411T7sQ?p=3</text:span></text:a><text:s/><text:line-break/><text:line-break/>4.踏上艱辛上學路 <text:line-break/><text:a xlink:type="simple" xlink:href="https://www.bilibili.com/video/BV11W411T7sQ?p=4"><text:span text:style-name="T2">https://www.bilibili.com/video/BV11W411T7sQ?p=4</text:span></text:a><text:s/><text:line-break/><text:line-break/>5.大手牽小手共闖上學路 <text:line-break/><text:a xlink:type="simple" xlink:href="https://www.bilibili.com/video/BV11W411T7sQ?p=5"><text:span text:style-name="T2">https://www.bilibili.com/video/BV11W411T7sQ?p=5</text:span></text:a><text:s/><text:line-break/><text:line-break/>6.老師，您好！ <text:line-break/><text:a xlink:type="simple" xlink:href="https://www.bilibili.com/video/BV11W411T7sQ?p=6"><text:span text:style-name="T2">https://www.bilibili.com/video/BV11W411T7sQ?p=6</text:span></text:a><text:s/><text:line-break/><text:line-break/>7.懸崖間有人間真情 <text:line-break/><text:a xlink:type="simple" xlink:href="https://www.bilibili.com/video/BV11W411T7sQ?p=7"><text:span text:style-name="T2">https://www.bilibili.com/video/BV11W411T7sQ?p=7</text:span></text:a><text:s/><text:line-break/><text:line-break/>8.回聲：愛與關切皮里村孩子們的禮物 <text:line-break/><text:a xlink:type="simple" xlink:href="https://www.bilibili.com/video/BV11W411T7sQ?p=8"><text:span text:style-name="T2">https://www.bilibili.com/video/BV11W411T7sQ?p=8</text:span></text:a><text:s/><text:line-break/><text:line-break/>9.《好人故事》20111126冬日裡的溫暖1：走近皮里村的孩子們 <text:line-break/><text:a xlink:type="simple" xlink:href="https://www.bilibili.com/video/BV11W411T7sQ?p=9"><text:span text:style-name="T2">https://www.bilibili.com/video/BV11W411T7sQ?p=9</text:span></text:a><text:s/><text:line-break/><text:line-break/>10.《好人故事》20111127冬日裡的溫暖2：皮里村孩子北京圓夢之旅 <text:line-break/><text:a xlink:type="simple" xlink:href="https://www.bilibili.com/video/BV11W411T7sQ?p=10"><text:span text:style-name="T2">https://www.bilibili.com/video/BV11W411T7sQ?p=10</text:span></text:a><text:s/><text:line-break/>本集在油管也有： <text:line-break/><text:a xlink:type="simple" xlink:href="https://www.youtube.com/watch?v=bH7UL4yFucI&amp;;t=495s"><text:span text:style-name="T2">https://www.youtube.com/watch?v=bH7UL4yFucI&amp;;t=495s</text:span></text:a><text:s/><text:line-break/><text:line-break/>#附錄：2014通路實況（三分鐘新聞） <text:line-break/><text:a xlink:type="simple" xlink:href="https://www.youtube.com/watch?v=UlYE8dGl6Oc"><text:span text:style-name="T2">https://www.youtube.com/watch?v=UlYE8dGl6Oc</text:span></text:a><text:s/><text:line-break/><text:line-break/>轉貼我在臉書為通車大典寫的導引： <text:line-break/><text:line-break/>2014年帕米爾高原的皮里村，道路、橋樑之通車回顧。鄉民很質樸！ <text:line-break/>塔吉克族，住在新疆最西邊的高原上，有些村落在深山，比起縣城的族人顯得艱困，貧窮。皮里村（現名皮勒村）是其中一個。 <text:line-break/>從某個角度來說，他們世世代代過著遠離病態現代社會的生活，和山水大地相溶，騎著駱駝，放羊，種地，自給自足，很有天然情懷。但久了不是辦法，這裡的冬天冷到不行，生活太艱苦，小孩和老人生病了要就醫很麻煩。生活物資要送進去，必須幾天幾夜爬山涉水抵達。他們種的果子也是挺想賣出去。他們的下一代難免嚮往外界，能上學還是比較好，整個塔族自治區也需要人才培育。學漢語、英語、各門知識，可以讓他們走得更遠。 <text:line-break/>這裡的孩子沒有忘本，他們知道自己攀爬斷崖、橫渡激流上學的回憶有多麼重要。</text:p>
      <text:p text:style-name="P2">陳真   |  2020.11.15 02:42   |   <text:a xlink:type="simple" xlink:href="http://palinfo.habago.org/Entry?Command=Information_PrintForum#FORUM40080"><text:span text:style-name="T1">#</text:span></text:a></text:p>
      <text:p text:style-name="P3">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2">https://www.youtube.com/watch?v=9374M96SIyk</text:span></text:a><text:s/><text:line-break/><text:line-break/>我已經聽第二遍，非常動人。很多東西只能透過自己去接觸，也許才能體會，旁人說不上來那些無法言說的部份。</text:p>
      <text:p text:style-name="P2">陳真   |  2020.11.14 20:17   |   <text:a xlink:type="simple" xlink:href="http://palinfo.habago.org/Entry?Command=Information_PrintForum#FORUM40079"><text:span text:style-name="T1">#</text:span></text:a></text:p>
      <text:p text:style-name="P4">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2">陳真   |  2020.11.13 17:19   |   <text:a xlink:type="simple" xlink:href="http://palinfo.habago.org/Entry?Command=Information_PrintForum#FORUM40078"><text:span text:style-name="T1">#</text:span></text:a></text:p>
      <text:p text:style-name="P3">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2">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2">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2">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2">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2">https://bit.ly/3nfH8Mk</text:span></text:a>；另見：<text:a xlink:type="simple" xlink:href="https://bit.ly/35nYeSi"><text:span text:style-name="T2">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2">大齐   |  2020.11.13 13:53   |   <text:a xlink:type="simple" xlink:href="http://palinfo.habago.org/Entry?Command=Information_PrintForum#FORUM40077"><text:span text:style-name="T1">#</text:span></text:a></text:p>
      <text:p text:style-name="P3">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3">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3">觀點</text:span><text:span text:style-name="T2">/542474/</text:span><text:span text:style-name="T3">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